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0ed55" officeooo:paragraph-rsid="0010ed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ly blog</text:p>
      <text:p text:style-name="P1"/>
      <text:p text:style-name="P1">- phpmyadmin : root / ayli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7T11:36:00.284961642</meta:creation-date>
    <dc:date>2019-04-17T11:37:14.413163065</dc:date>
    <meta:editing-duration>PT1M14S</meta:editing-duration>
    <meta:editing-cycles>1</meta:editing-cycles>
    <meta:document-statistic meta:table-count="0" meta:image-count="0" meta:object-count="0" meta:page-count="1" meta:paragraph-count="2" meta:word-count="8" meta:character-count="36" meta:non-whitespace-character-count="30"/>
    <meta:generator>LibreOffice/5.1.6.2$Linux_X86_64 LibreOffice_project/10m0$Build-2</meta:generator>
  </office:meta>
</office:document-meta>
</file>